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  <table:table-cell table:style-name="ce3" office:value-type="string">
            <text:p>S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 table:number-rows-repeated="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4/11/2017</text:date>, <text:time>13:53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Moreno Monterde</meta:initial-creator>
    <meta:creation-date>2017-10-28T19:48:32.12</meta:creation-date>
    <dc:date>2017-11-04T13:53:13.32</dc:date>
    <dc:creator>Adrián Moreno Monterde</dc:creator>
    <meta:editing-duration>PT1M53S</meta:editing-duration>
    <meta:editing-cycles>2</meta:editing-cycles>
    <meta:generator>OpenOffice/4.1.2$Win32 OpenOffice.org_project/412m3$Build-9782</meta:generator>
    <meta:document-statistic meta:table-count="3" meta:cell-count="36" meta:object-count="0"/>
  </office:meta>
</office:document-meta>
</file>